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6pt"/>
    </style:style>
    <style:style style:name="co2" style:family="table-column">
      <style:table-column-properties fo:break-before="auto" style:column-width="176.34pt"/>
    </style:style>
    <style:style style:name="co3" style:family="table-column">
      <style:table-column-properties fo:break-before="auto" style:column-width="174.84pt"/>
    </style:style>
    <style:style style:name="co4" style:family="table-column">
      <style:table-column-properties fo:break-before="auto" style:column-width="279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46.15pt" fo:break-before="auto" style:use-optimal-row-height="true"/>
    </style:style>
    <style:style style:name="ro5" style:family="table-row">
      <style:table-row-properties style:row-height="57.66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32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T2-OLINUXINO-MICRO_e8Gs16M_IND_Rev_M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24, R34, R69, R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603_5MIL_DWS</text:p>
          </table:table-cell>
          <table:table-cell table:style-name="ce5" office:value-type="string" calcext:value-type="string">
            <text:p>R3, R31, R51, R53, R60, R62, R63, R66, R68, R71, R72, R7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4, R118, R119, R133, R134, R1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5, R43, R58, R103, R141, R142, R143, R1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9, R16, R41, R104, R150, R1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, R92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4, R6, R8, R32, R37, R39, R57, R65, R70, R73,</text:p>
            <text:p> R75, R76, R81, R82, R83, R86, R93, R94, R1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, R5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, R61, R89, R1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8, R97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0, R30, R33, R38, R44, R46, R47, R54, R98, R105,</text:p>
            <text:p>R112, R113, R115, R116, R117, R136, R137, R152, R1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5, R78, R80, R1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7, R10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, R17, R29, R40, R85, R91, R10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6, R56, R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7, R28, R52, R84, R95, 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75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8, RM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OG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5, C76, C99, C100, C195, C20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0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table:style-name="ce5" office:value-type="string" calcext:value-type="string">
            <text:p>C127, C129, C131, C132, C160, C165, C182, C2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40, C141, C142, C143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table:style-name="ce5" office:value-type="string" calcext:value-type="string">
            <text:p>C64, C67, C72, C74, C92, C94, C122, C124, C125,</text:p>
            <text:p> C161, C170, C171, C176, C200, C221, C233</text:p>
          </table:table-cell>
          <table:table-cell table:number-columns-repeated="1020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,C3,C5,C7,C10,C11,C14,C15,C18,C19,C21,C22,C23,C24, </text:p>
            <text:p>C25,C26,C27,C57,C59, C60, C61, C62, C68,C69, C70, C77,</text:p>
            <text:p>C78,C79,C80,C82,C83,C84,C85,C86,C87,C102,C106,C134,</text:p>
            <text:p>C139,C155,C169,C175,C184,C189,C191,C250,C252,C254</text:p>
          </table:table-cell>
          <table:table-cell table:number-columns-repeated="1020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C4,C6,C8,C9,C12, C16, C17, C20, C28, C29, C30, C31,</text:p>
            <text:p>C32,C33,C34,C35,C36, C37,C38, C39, C40, C41, C42, C43,</text:p>
            <text:p>C44,C45,C46,C47,C48,C49, C50, C51, C52, C53, C54, C55,</text:p>
            <text:p>C58,C81,C111,C114, C117, C118, C119,C120, C177, C224,</text:p>
            <text:p>C225, C226, C227, C228, C229, C230, C231, C2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2, C19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3, C91, C110, C150, C167, C172, C17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, C253, C25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F/50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202, C203, C241, C242, C243, C24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46, C149, C158, C178, C179, C180, C187</text:p>
          </table:table-cell>
          <table:table-cell table:number-columns-repeated="1020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13, C121, C128, C136, C147, C148,</text:p>
            <text:p> C151, C152, C156, C159, C162, C164, C166</text:p>
          </table:table-cell>
          <table:table-cell table:number-columns-repeated="1020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<text:span text:style-name="T1">C13,C56,C65, C66, C101, C103, C104, C105, C109, C115,C133,</text:span></text:p>
            <text:p><text:span text:style-name="T1">C138,C157,C168,C173,C186,C190,C193,C194,C198,C199,C204,</text:span></text:p>
            <text:p><text:span text:style-name="T1">C205,C206,C207,C209,C210,C211,C212,C216,C219,C220,C256</text:span></text:p>
          </table:table-cell>
          <table:table-cell table:number-columns-repeated="1020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23, C126, C135, C145, C217, C222, C223,</text:p>
            <text:p> C240, C245, C246, C247, C248, C2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2, L13, L14, L18, L20, L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H/YS75</text:p>
          </table:table-cell>
          <table:table-cell office:value-type="string" calcext:value-type="string">
            <text:p>LLQH88PN100M38</text:p>
          </table:table-cell>
          <table:table-cell office:value-type="string" calcext:value-type="string">
            <text:p>L1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2, L4, L5, L6, L7, L11, L15, L16, L17, L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table:style-name="ce6" office:value-type="string" calcext:value-type="string">
            <text:p>SCHOTKKY7.62SS-1N5819(S4SOD-123)</text:p>
          </table:table-cell>
          <table:table-cell office:value-type="string" calcext:value-type="string">
            <text:p>D1, D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2, D4, 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26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(SOT23-3)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, FET3, FET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23-3)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Q32.768kHz/12.5pF/20ppm/4P/SMD8038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2(TFBGA441)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BN-SH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I-EZK(QFN-32)</text:p>
          </table:table-cell>
          <table:table-cell office:value-type="string" calcext:value-type="string">
            <text:p>LAN8710A-EZC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1584EN(SOIC8E)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T41K256M16HA-125IT:E</text:p>
          </table:table-cell>
          <table:table-cell office:value-type="string" calcext:value-type="string">
            <text:p>H5TQ2G63BFR_</text:p>
            <text:p>MEM4G16D3EABG-125PHIS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FC8GAKAJCN-4M IT(BGA153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28FVSIG(SOIC-8_Wide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SATA_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4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MC_CP_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D006A-LT2-BA0</text:p>
          </table:table-cell>
          <table:table-cell office:value-type="string" calcext:value-type="string">
            <text:p>SD_CARD_PSD006A-LT2-BA0</text:p>
          </table:table-cell>
          <table:table-cell office:value-type="string" calcext:value-type="string">
            <text:p>SD/MM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ML1016</text:p>
          </table:table-cell>
          <table:table-cell office:value-type="string" calcext:value-type="string">
            <text:p>UEXT1, UEXT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ML4016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J-W47S-05D2-LF_V2</text:p>
          </table:table-cell>
          <table:table-cell table:style-name="ce6" office:value-type="string" calcext:value-type="string">
            <text:p>AUDIO_JACK_5PINPJ-W47S-05D2-LF_V2</text:p>
          </table:table-cell>
          <table:table-cell office:value-type="string" calcext:value-type="string">
            <text:p>HEADPHONES, MIC_I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ENTER, ESC, HOME, MENU, PWR_BUT,</text:p>
            <text:p> RECOVERY, RESET, SEARCH, VOL+, VOL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TWO_LEVEL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U06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VG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VPS+, VPS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7, C108, C153, C1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1, C181, C183, C185, C1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SMALL</text:p>
          </table:table-cell>
          <table:table-cell office:value-type="string" calcext:value-type="string">
            <text:p>R12, R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22, R23, R49, R50, R15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402_TI</text:p>
          </table:table-cell>
          <table:table-cell table:style-name="ce6" office:value-type="string" calcext:value-type="string">
            <text:p>R122, R123, R124, R125, R126, R127, R128, R129, R130, R131, R1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3, 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u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4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34, C236, C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8, R19, R21, R26, R121, R144, R1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46, R147, R14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6, C197, C213, C214, C2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30, C1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8, C89, C9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35, C237, C23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330R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6, R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W02S)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ESD5302F)</text:p>
          </table:table-cell>
          <table:table-cell office:value-type="string" calcext:value-type="string">
            <text:p>ESD5302F</text:p>
          </table:table-cell>
          <table:table-cell office:value-type="string" calcext:value-type="string">
            <text:p>ESD1, ESD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8, 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MI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FC4GACAANA-4M_IT)</text:p>
          </table:table-cell>
          <table:table-cell office:value-type="string" calcext:value-type="string">
            <text:p>MTFC4GACAANA-4MIT</text:p>
          </table:table-cell>
          <table:table-cell office:value-type="string" calcext:value-type="string">
            <text:p>U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0805_(4X0402)_22R)</text:p>
          </table:table-cell>
          <table:table-cell office:value-type="string" calcext:value-type="string">
            <text:p>R_MATRIX_4E_25X625</text:p>
          </table:table-cell>
          <table:table-cell office:value-type="string" calcext:value-type="string">
            <text:p>RM4, RM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k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, RM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17, U22, U23</text:p>
          </table:table-cell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8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0-02-1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 style:data-style-name="N2" text:time-value="07:56:13.762173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0T09:12:36.638932268</dc:date>
    <meta:editing-duration>PT2H25M48S</meta:editing-duration>
    <meta:editing-cycles>58</meta:editing-cycles>
    <meta:generator>LibreOffice/5.1.6.2$Linux_X86_64 LibreOffice_project/10m0$Build-2</meta:generator>
    <meta:document-statistic meta:table-count="1" meta:cell-count="504" meta:object-count="0"/>
  </office:meta>
</office:document-meta>
</file>